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64cm"/>
    </style:style>
    <style:style style:name="co5" style:family="table-column">
      <style:table-column-properties fo:break-before="auto" style:column-width="12.222cm"/>
    </style:style>
    <style:style style:name="co6" style:family="table-column">
      <style:table-column-properties fo:break-before="auto" style:column-width="13.739cm"/>
    </style:style>
    <style:style style:name="co7" style:family="table-column">
      <style:table-column-properties fo:break-before="auto" style:column-width="10.289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第1ステー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第1ステージ　微分を自動で求め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1　箱としての変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1　変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2　Variable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3　【補足】NumPyの多次元配列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2　変数を生み出す関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1　関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2　Function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3　Functionクラスを使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3　関数の連結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1　Exp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2　関数を連結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4　数値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1　微分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2　数値微分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3　合成関数の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4　数値微分の問題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5　バックプロパゲーション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1　チェインルー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2　バックプロパゲーションの導出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8"/>5.3　計算グラフで表す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6　手作業によるバックプロパゲーション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1　Variable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2　Function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3　SquareとExp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4　バックプロパゲーション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7　バックプロパゲーションの自動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1　逆伝播の自動化のため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2　逆伝播を試す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3　backwardメソッドの追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8　再帰からループへ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1　現時点のVariableクラ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2　ループを使った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3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9　関数をより便利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1　Pythonの関数として利用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2　backwardメソッドの簡略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3　ndarrayだけを扱う</text:p>
          </table:table-cell>
          <table:table-cell table:style-name="ce6" office:value-type="percentage" office:value="0.7" calcext:value-type="percentage">
            <text:p>70%</text:p>
          </table:table-cell>
          <table:table-cell office:value-type="string" calcext:value-type="string">
            <text:p>Python言語仕様について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10　テストを行う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1　Pythonのユニット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2　square関数の逆伝播の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3　勾配確認による自動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4　テストについてのまとめ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<text:s text:c="4"/>コラム　：自動微分</text:p>
          </table:table-cell>
          <table:table-cell table:number-columns-repeated="2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50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9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4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</table:table>
      <table:table table:name="第2ステージ" table:style-name="ta1">
        <table:table-column table:style-name="co4" table:default-cell-style-name="ce5"/>
        <table:table-column table:style-name="co2" table:default-cell-style-name="ce6"/>
        <table:table-column table:style-name="co3" table:default-cell-style-name="Default"/>
        <table:table-row table:style-name="ro1">
          <table:table-cell office:value-type="string" calcext:value-type="string">
            <text:p>第2ステージ　自然なコードで表現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1　可変長の引数（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1.1　Functionクラスの修正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1.2　Add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2　可変長の引数（改善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1　1つ目の改善：関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2　2つ目の改善：関数を実装し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3　add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3　可変長の引数（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3.1　可変長引数に対応したAddクラスの逆伝播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3.2　Variableクラスの修正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<text:s/>for x, gx in zip(f.inputs, gxs):</text:p>
          </table:table-cell>
        </table:table-row>
        <table:table-row table:style-name="ro1">
          <table:table-cell office:value-type="string" calcext:value-type="string">
            <text:p><text:s text:c="8"/>13.3　Square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4　同じ変数を繰り返し使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1　問題の原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2　解決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3　微分をリセット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5　複雑な計算グラフ（理論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1　逆伝播の正しい順番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2　現状のDeZero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3　関数の優先度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6　複雑な計算グラフ（実装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1　世代の追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2　世代順に取り出す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6.3　Variableクラスのbackward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概念は分かるがコード理解不十分</text:p>
          </table:table-cell>
        </table:table-row>
        <table:table-row table:style-name="ro4">
          <table:table-cell office:value-type="string" calcext:value-type="string">
            <text:p><text:s text:c="8"/>16.4　動作確認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7　メモリ管理と循環参照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7.1　メモリ管理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7.2　参照カウント方式のメモリ管理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7.3　循環参照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7.4　weakrefモジュール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7.5　動作確認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18　メモリ使用量を減らすモー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8.1　不要な微分は保持しない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8.2　Functionクラスの復習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8.3　Configクラスによる切り替え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8.4　モードを切り替える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8.5　with文による切り替え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19　変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9.1　変数に名前を付け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9.2　ndarrayのインスタンス変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9.3　len関数とprint関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20　演算子のオーバーロード（1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0.1　Mulクラスの実装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0.2　演算子のオーバーロー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21　演算子のオーバーロード（2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1.1　ndarrayと一緒に使う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1.2　floatやintと一緒に使う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1.3　問題点1：左項がfloatやintの場合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1.4　問題点2：左項がndarrayインスタンスの場合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22　演算子のオーバーロード（3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2.1　負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2.2　引き算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2.3　割り算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2.4　累乗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23　パッケージとしてまと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1　ファイル構成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2　コアクラスへの移し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3　演算子のオーバーロ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4　実際の__init__.pyファイル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5　dezeroのインポー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24　複雑な関数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1　Spher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2　matyas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3　Goldstein-Pric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Define-by-Run</text:p>
          </table:table-cell>
          <table:table-cell table:style-name="Default"/>
          <table:table-cell/>
        </table:table-row>
      </table:table>
      <table:table table:name="第3ステージ" table:style-name="ta1">
        <table:table-column table:style-name="co5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3ステージ　高階微分を実現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25　計算グラフの可視化（1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5.1　Graphvizのインストー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5.2　DOT言語でグラフを書く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5.3　ノードの属性を指定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5.4　ノードを結ぶ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26　計算グラフの可視化（2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6.1　可視化コードの使用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6.2　計算グラフからDOT言語への変換</text:p>
          </table:table-cell>
          <table:table-cell table:style-name="ce6" office:value-type="percentage" office:value="0.8" calcext:value-type="percentage">
            <text:p>80%</text:p>
          </table:table-cell>
          <table:table-cell/>
        </table:table-row>
        <table:table-row table:style-name="ro1">
          <table:table-cell office:value-type="string" calcext:value-type="string">
            <text:p><text:s text:c="8"/>26.3　画像化までを含めた変換</text:p>
          </table:table-cell>
          <table:table-cell table:style-name="ce6" office:value-type="percentage" office:value="0.8" calcext:value-type="percentage">
            <text:p>80%</text:p>
          </table:table-cell>
          <table:table-cell office:value-type="string" calcext:value-type="string">
            <text:p>os.path ?</text:p>
          </table:table-cell>
        </table:table-row>
        <table:table-row table:style-name="ro4">
          <table:table-cell office:value-type="string" calcext:value-type="string">
            <text:p><text:s text:c="8"/>26.4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27　テイラー展開の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7.1　sin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7.2　テイラー展開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7.3　テイラー展開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7.4　計算グラフの可視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28　関数の最適化</text:p>
          </table:table-cell>
          <table:table-cell table:style-name="ce6" office:value-type="percentage" office:value="0.8" calcext:value-type="percentage">
            <text:p>80%</text:p>
          </table:table-cell>
          <table:table-cell office:value-type="string" calcext:value-type="string">
            <text:p>関数グラフ描画が必要</text:p>
          </table:table-cell>
        </table:table-row>
        <table:table-row table:style-name="ro4">
          <table:table-cell office:value-type="string" calcext:value-type="string">
            <text:p><text:s text:c="8"/>28.1　ローゼンブロック関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8.2　微分を求め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8.3　勾配降下法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29　ニュートン法を用いた最適化（手計算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9.1　ニュートン法による最適化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9.2　ニュートン法による最適化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0　高階微分（準備編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0.1　確認作業①：Variableのインスタンス変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0.2　確認作業②：Functionクラ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0.3　確認作業③：Variableクラスの逆伝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1　高階微分（理論編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1.1　逆伝播で行う計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1.2　逆伝播で計算グラフを作る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2　高階微分（実装編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2.1　新しいDeZero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2.2　関数クラスの逆伝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2.3　より効率的な逆伝播へ（モードの追加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2.4　__init__.pyの変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3　ニュートン法を使った最適化（自動計算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3.1　2階微分を求め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3.2　ニュートン法による最適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4　sin関数の高階微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4.1　sin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4.2　cos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4.3　sin関数の高階微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5　高階微分の計算グラ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5.1　tanh関数の微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5.2　tanh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5.3　高階微分の計算グラフの可視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6　高階微分以外の用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6.1　doublebackpropの用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6.2　ディープラーニングの研究での使用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コラム　：ニュートン法とdoublebackpropの補足</text:p>
          </table:table-cell>
          <table:table-cell table:number-columns-repeated="2"/>
        </table:table-row>
      </table:table>
      <table:table table:name="第4ステージ" table:style-name="ta1">
        <table:table-column table:style-name="co1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4ステージ　ニューラルネットワークを作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37　テンソルを扱う</text:p>
          </table:table-cell>
          <table:table-cell/>
        </table:table-row>
        <table:table-row table:style-name="ro1">
          <table:table-cell office:value-type="string" calcext:value-type="string">
            <text:p><text:s text:c="8"/>37.1　要素ごとの計算</text:p>
          </table:table-cell>
          <table:table-cell/>
        </table:table-row>
        <table:table-row table:style-name="ro1">
          <table:table-cell office:value-type="string" calcext:value-type="string">
            <text:p><text:s text:c="8"/>37.2　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8"/>37.3　【補足】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8　形状を変え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8.1　reshape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8.2　Variableからreshapeを使う</text:p>
          </table:table-cell>
          <table:table-cell/>
        </table:table-row>
        <table:table-row table:style-name="ro1">
          <table:table-cell office:value-type="string" calcext:value-type="string">
            <text:p><text:s text:c="8"/>38.3　行列の転置</text:p>
          </table:table-cell>
          <table:table-cell/>
        </table:table-row>
        <table:table-row table:style-name="ro1">
          <table:table-cell office:value-type="string" calcext:value-type="string">
            <text:p><text:s text:c="8"/>38.4　【補足】実際のtranspose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9　和を求め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9.1　sum関数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39.2　sum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9.3　axisとkeepdims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0　ブロードキャストを行う関数</text:p>
          </table:table-cell>
          <table:table-cell/>
        </table:table-row>
        <table:table-row table:style-name="ro1">
          <table:table-cell office:value-type="string" calcext:value-type="string">
            <text:p><text:s text:c="8"/>40.1　broadcast_to関数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2　DeZeroのbroadcast_to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3　ブロードキャストへの対応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1　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1　ベクトルの内積と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2　行列の形状チェック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2　線形回帰</text:p>
          </table:table-cell>
          <table:table-cell/>
        </table:table-row>
        <table:table-row table:style-name="ro1">
          <table:table-cell office:value-type="string" calcext:value-type="string">
            <text:p><text:s text:c="8"/>42.1　トイ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2.2　線形回帰の理論</text:p>
          </table:table-cell>
          <table:table-cell/>
        </table:table-row>
        <table:table-row table:style-name="ro1">
          <table:table-cell office:value-type="string" calcext:value-type="string">
            <text:p><text:s text:c="8"/>42.3　線形回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2.4　【補足】DeZeroのmean_squared_error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3　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1　DeZeroのlinear関数</text:p>
          </table:table-cell>
          <table:table-cell/>
        </table:table-row>
        <table:table-row table:style-name="ro1">
          <table:table-cell office:value-type="string" calcext:value-type="string">
            <text:p><text:s text:c="8"/>43.2　非線形な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3.3　活性化関数と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4　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4　パラメータ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4.1　Paramet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2　Lay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3　Linea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4　Layerを使った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5　レイヤ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5.1　Layerクラスの拡張</text:p>
          </table:table-cell>
          <table:table-cell/>
        </table:table-row>
        <table:table-row table:style-name="ro1">
          <table:table-cell office:value-type="string" calcext:value-type="string">
            <text:p><text:s text:c="8"/>45.2　Model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5.3　Model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5.4　MLPクラス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6　Optimizerによるパラメータ更新</text:p>
          </table:table-cell>
          <table:table-cell/>
        </table:table-row>
        <table:table-row table:style-name="ro1">
          <table:table-cell office:value-type="string" calcext:value-type="string">
            <text:p><text:s text:c="8"/>46.1　Optimizer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6.2　SGD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6.3　SGDクラス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6.4　SGD以外の最適化手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7　ソフトマックス関数と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8"/>47.1　スライス操作のための関数</text:p>
          </table:table-cell>
          <table:table-cell/>
        </table:table-row>
        <table:table-row table:style-name="ro1">
          <table:table-cell office:value-type="string" calcext:value-type="string">
            <text:p><text:s text:c="8"/>47.2　ソフトマックス関数</text:p>
          </table:table-cell>
          <table:table-cell/>
        </table:table-row>
        <table:table-row table:style-name="ro1">
          <table:table-cell office:value-type="string" calcext:value-type="string">
            <text:p><text:s text:c="8"/>47.3　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8　多値分類</text:p>
          </table:table-cell>
          <table:table-cell/>
        </table:table-row>
        <table:table-row table:style-name="ro1">
          <table:table-cell office:value-type="string" calcext:value-type="string">
            <text:p><text:s text:c="8"/>48.1　スパイラル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8.2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9　Datasetクラスと前処理</text:p>
          </table:table-cell>
          <table:table-cell/>
        </table:table-row>
        <table:table-row table:style-name="ro1">
          <table:table-cell office:value-type="string" calcext:value-type="string">
            <text:p><text:s text:c="8"/>49.1　Dataset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9.2　大きいデータセットの場合</text:p>
          </table:table-cell>
          <table:table-cell/>
        </table:table-row>
        <table:table-row table:style-name="ro1">
          <table:table-cell office:value-type="string" calcext:value-type="string">
            <text:p><text:s text:c="8"/>49.3　データの連結</text:p>
          </table:table-cell>
          <table:table-cell/>
        </table:table-row>
        <table:table-row table:style-name="ro1">
          <table:table-cell office:value-type="string" calcext:value-type="string">
            <text:p><text:s text:c="8"/>49.4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8"/>49.5　データセットの前処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0　ミニバッチを取り出すDataLoader</text:p>
          </table:table-cell>
          <table:table-cell/>
        </table:table-row>
        <table:table-row table:style-name="ro1">
          <table:table-cell office:value-type="string" calcext:value-type="string">
            <text:p><text:s text:c="8"/>50.1　イテレータとは</text:p>
          </table:table-cell>
          <table:table-cell/>
        </table:table-row>
        <table:table-row table:style-name="ro1">
          <table:table-cell office:value-type="string" calcext:value-type="string">
            <text:p><text:s text:c="8"/>50.2　DataLoaderを使う</text:p>
          </table:table-cell>
          <table:table-cell/>
        </table:table-row>
        <table:table-row table:style-name="ro1">
          <table:table-cell office:value-type="string" calcext:value-type="string">
            <text:p><text:s text:c="8"/>50.3　accuracy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50.4　スパイラル・データセットの学習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1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1　MNIST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51.2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3　モデルの改良</text:p>
          </table:table-cell>
          <table:table-cell/>
        </table:table-row>
        <table:table-row table:style-name="ro2">
          <table:table-cell office:value-type="string" calcext:value-type="string">
            <text:p><text:s text:c="4"/>コラム　：ディープラーニングのフレームワーク</text:p>
          </table:table-cell>
          <table:table-cell/>
        </table:table-row>
      </table:table>
      <table:table table:name="第5ステージ" table:style-name="ta1">
        <table:table-column table:style-name="co6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5ステージ　DeZeroで挑む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2　GPU対応</text:p>
          </table:table-cell>
          <table:table-cell/>
          <table:table-cell office:value-type="string" calcext:value-type="string">
            <text:p>mac未対応</text:p>
          </table:table-cell>
        </table:table-row>
        <table:table-row table:style-name="ro1">
          <table:table-cell office:value-type="string" calcext:value-type="string">
            <text:p><text:s text:c="8"/>52.1　CuPyのインストールと使用方法</text:p>
          </table:table-cell>
          <table:table-cell/>
          <table:table-cell office:value-type="string" calcext:value-type="string">
            <text:p>AI-Serverにて実施予定</text:p>
          </table:table-cell>
        </table:table-row>
        <table:table-row table:style-name="ro1">
          <table:table-cell office:value-type="string" calcext:value-type="string">
            <text:p><text:s text:c="8"/>52.2　cuda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3　Variable/Layer/DataLoaderクラス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4　関数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5　GPUでMNISTを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3　モデルの保存と読み込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1　NumPy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2　Layerクラスのパラメータをフラット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3　Layerクラス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4　Dropoutとテスト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1　Dropoutと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2　InvertedDrop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3　テストモードの追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4　Dropout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5　CNNのメカニズム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1　CNNのネットワーク構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2　畳み込み演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3　パディン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4　ストライ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5　出力サイズの計算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6　CNNのメカニズム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1　3階テンソ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2　ブロックで考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3　ミニバッチ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4　プーリング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7　conv2d関数とpooling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1　im2colによる展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2　conv2d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3　Conv2d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4　pooling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8　代表的なCNN（VGG16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1　VGG16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2　学習済み重みデー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3　学習済みのVGG16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9　RNNによる時系列データ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1　RNN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2　RNNモデル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3　「つながり」を切るためのメソッ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4　サイン波の予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60　LSTMと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1　時系列データのための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2　LSTMレイヤの実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4"/>コラム　：これから先へ</text:p>
          </table:table-cell>
          <table:table-cell table:number-columns-repeated="2"/>
        </table:table-row>
      </table:table>
      <table:table table:name="付録" table:style-name="ta1">
        <table:table-column table:style-name="co7" table:default-cell-style-name="ce5"/>
        <table:table-row table:style-name="ro3">
          <table:table-cell table:style-name="Default"/>
        </table:table-row>
        <table:table-row table:style-name="ro1">
          <table:table-cell office:value-type="string" calcext:value-type="string">
            <text:p>付録A　インプレース演算（ステップ14の補足）</text:p>
          </table:table-cell>
        </table:table-row>
        <table:table-row table:style-name="ro1">
          <table:table-cell office:value-type="string" calcext:value-type="string">
            <text:p><text:s text:c="8"/>A.1　問題の確認</text:p>
          </table:table-cell>
        </table:table-row>
        <table:table-row table:style-name="ro1">
          <table:table-cell office:value-type="string" calcext:value-type="string">
            <text:p><text:s text:c="8"/>A.2　コピーと上書きについて</text:p>
          </table:table-cell>
        </table:table-row>
        <table:table-row table:style-name="ro1">
          <table:table-cell office:value-type="string" calcext:value-type="string">
            <text:p><text:s text:c="8"/>A.3　DeZeroの逆伝播では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B　get_item関数の実装（ステップ47の補足）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C　GoogleColaboratoryで動か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00/00/00</text:date>, <text:time style:data-style-name="N2" text:time-value="16:25:12.302270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09-23T15:37:29.129395977</dc:date>
    <meta:editing-duration>P5DT1H48M4S</meta:editing-duration>
    <meta:editing-cycles>35</meta:editing-cycles>
    <meta:document-statistic meta:table-count="6" meta:cell-count="388" meta:object-count="0"/>
    <meta:user-defined meta:name=""/>
  </office:meta>
</office:document-meta>
</file>